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erif" svg:font-family="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3.5049in" table:align="left"/>
    </style:style>
    <style:style style:name="Table1.A" style:family="table-column">
      <style:table-column-properties style:column-width="1in"/>
    </style:style>
    <style:style style:name="Table1.B" style:family="table-column">
      <style:table-column-properties style:column-width="0.9361in"/>
    </style:style>
    <style:style style:name="Table1.C" style:family="table-column">
      <style:table-column-properties style:column-width="1.5688in"/>
    </style:style>
    <style:style style:name="Table1.A1" style:family="table-cell">
      <style:table-cell-properties fo:background-color="#ffb66c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1" style:family="table-cell">
      <style:table-cell-properties fo:background-color="#ffb66c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1aeb74" officeooo:paragraph-rsid="001aeb74"/>
    </style:style>
    <style:style style:name="P2" style:family="paragraph" style:parent-style-name="Standard">
      <style:paragraph-properties fo:padding="0.0201in" fo:border="0.06pt solid #ffa6a6" style:shadow="#ffd7d7 0.0693in 0.0693in"/>
      <style:text-properties officeooo:rsid="001aeb74" officeooo:paragraph-rsid="001aeb74"/>
    </style:style>
    <style:style style:name="P3" style:family="paragraph" style:parent-style-name="Standard">
      <style:paragraph-properties fo:padding="0.0201in" fo:border="0.06pt solid #ffa6a6" style:shadow="#ffd7d7 0.0693in 0.0693in"/>
      <style:text-properties officeooo:rsid="001aeb74" officeooo:paragraph-rsid="001ce986"/>
    </style:style>
    <style:style style:name="P4" style:family="paragraph" style:parent-style-name="Standard">
      <style:paragraph-properties fo:padding="0.0201in" fo:border="0.06pt solid #ffa6a6" style:shadow="#ffd7d7 0.0693in 0.0693in"/>
      <style:text-properties officeooo:rsid="001e9bf8" officeooo:paragraph-rsid="001e9bf8"/>
    </style:style>
    <style:style style:name="P5" style:family="paragraph" style:parent-style-name="Standard">
      <style:paragraph-properties fo:padding="0.0201in" fo:border="0.06pt solid #ffa6a6" style:shadow="#ffd7d7 0.0693in 0.0693in"/>
      <style:text-properties officeooo:rsid="0022999e" officeooo:paragraph-rsid="0022999e"/>
    </style:style>
    <style:style style:name="P6" style:family="paragraph" style:parent-style-name="Standard">
      <style:paragraph-properties fo:padding="0.0201in" fo:border="0.06pt solid #ffa6a6" style:shadow="#ffd7d7 0.0693in 0.0693in"/>
      <style:text-properties officeooo:rsid="00234dbd" officeooo:paragraph-rsid="00234dbd"/>
    </style:style>
    <style:style style:name="P7" style:family="paragraph" style:parent-style-name="Standard">
      <style:paragraph-properties fo:padding="0.0201in" fo:border="none" style:shadow="none"/>
      <style:text-properties officeooo:rsid="001e9bf8" officeooo:paragraph-rsid="001e9bf8"/>
    </style:style>
    <style:style style:name="P8" style:family="paragraph" style:parent-style-name="Standard">
      <style:paragraph-properties fo:padding="0.0201in" fo:border="none" style:shadow="none"/>
      <style:text-properties officeooo:rsid="0021e19c" officeooo:paragraph-rsid="001e9bf8"/>
    </style:style>
    <style:style style:name="P9" style:family="paragraph" style:parent-style-name="Standard">
      <style:paragraph-properties fo:padding="0.0201in" fo:border="none" style:shadow="none"/>
      <style:text-properties officeooo:rsid="0021e19c" officeooo:paragraph-rsid="0021e19c"/>
    </style:style>
    <style:style style:name="P10" style:family="paragraph" style:parent-style-name="Standard">
      <style:paragraph-properties fo:padding="0.0201in" fo:border="none" style:shadow="none"/>
      <style:text-properties officeooo:rsid="0022999e" officeooo:paragraph-rsid="0022999e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eb74" officeooo:paragraph-rsid="001aeb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aeb74" officeooo:paragraph-rsid="001aeb7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0937" officeooo:paragraph-rsid="0028093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Heading_20_3">
      <style:text-properties fo:color="#729fcf"/>
    </style:style>
    <style:style style:name="P15" style:family="paragraph" style:parent-style-name="Heading_20_3">
      <style:text-properties fo:color="#729fcf" officeooo:paragraph-rsid="002b0a93"/>
    </style:style>
    <style:style style:name="P16" style:family="paragraph" style:parent-style-name="Heading_20_3">
      <style:text-properties officeooo:paragraph-rsid="002b0a93"/>
    </style:style>
    <style:style style:name="P17" style:family="paragraph" style:parent-style-name="Standard">
      <style:paragraph-properties fo:padding="0.0201in" fo:border="none" style:shadow="none"/>
      <style:text-properties officeooo:rsid="001e9bf8" officeooo:paragraph-rsid="001e9bf8"/>
    </style:style>
    <style:style style:name="P18" style:family="paragraph" style:parent-style-name="Standard">
      <style:paragraph-properties fo:padding="0.0201in" fo:border="none" style:shadow="none"/>
      <style:text-properties officeooo:rsid="0021e19c" officeooo:paragraph-rsid="0021e19c"/>
    </style:style>
    <style:style style:name="P19" style:family="paragraph" style:parent-style-name="Standard">
      <style:paragraph-properties fo:padding="0.0201in" fo:border="none" style:shadow="none"/>
      <style:text-properties officeooo:rsid="0027f5b1" officeooo:paragraph-rsid="0027f5b1"/>
    </style:style>
    <style:style style:name="P20" style:family="paragraph" style:parent-style-name="Standard">
      <style:paragraph-properties fo:padding="0.0201in" fo:border="none" style:shadow="none"/>
      <style:text-properties officeooo:rsid="00280937" officeooo:paragraph-rsid="00280937"/>
    </style:style>
    <style:style style:name="P21" style:family="paragraph" style:parent-style-name="Standard">
      <style:text-properties officeooo:rsid="001aeb74" officeooo:paragraph-rsid="001aeb74"/>
    </style:style>
    <style:style style:name="P22" style:family="paragraph" style:parent-style-name="Standard">
      <style:text-properties officeooo:paragraph-rsid="001aeb74"/>
    </style:style>
    <style:style style:name="P23" style:family="paragraph" style:parent-style-name="Standard">
      <style:paragraph-properties fo:padding="0.0201in" fo:border="0.06pt solid #ffa6a6" style:shadow="#ffd7d7 0.0693in 0.0693in"/>
      <style:text-properties officeooo:rsid="001e9bf8" officeooo:paragraph-rsid="0027f5b1"/>
    </style:style>
    <style:style style:name="P24" style:family="paragraph" style:parent-style-name="Standard">
      <style:paragraph-properties fo:padding="0.0201in" fo:border="0.06pt solid #ffa6a6" style:shadow="#ffd7d7 0.0693in 0.0693in"/>
      <style:text-properties officeooo:rsid="001e9bf8" officeooo:paragraph-rsid="001e9bf8"/>
    </style:style>
    <style:style style:name="P25" style:family="paragraph" style:parent-style-name="Standard">
      <style:paragraph-properties fo:padding="0.0201in" fo:border="0.06pt solid #ffa6a6" style:shadow="#ffd7d7 0.0693in 0.0693in"/>
      <style:text-properties officeooo:rsid="001aeb74" officeooo:paragraph-rsid="001aeb74"/>
    </style:style>
    <style:style style:name="P26" style:family="paragraph" style:parent-style-name="Standard">
      <style:paragraph-properties fo:padding="0.0201in" fo:border="0.06pt solid #ffa6a6" style:shadow="#ffd7d7 0.0693in 0.0693in"/>
      <style:text-properties officeooo:rsid="00234dbd" officeooo:paragraph-rsid="00234dbd"/>
    </style:style>
    <style:style style:name="P27" style:family="paragraph" style:parent-style-name="Standard">
      <style:paragraph-properties fo:padding="0.0201in" fo:border="0.06pt solid #ffa6a6" style:shadow="#ffd7d7 0.0693in 0.0693in"/>
      <style:text-properties officeooo:rsid="0021e19c" officeooo:paragraph-rsid="0027f5b1"/>
    </style:style>
    <style:style style:name="T1" style:family="text">
      <style:text-properties officeooo:rsid="001e9bf8"/>
    </style:style>
    <style:style style:name="T2" style:family="text">
      <style:text-properties officeooo:rsid="00234dbd"/>
    </style:style>
    <style:style style:name="T3" style:family="text">
      <style:text-properties fo:color="#729fcf"/>
    </style:style>
    <style:style style:name="T4" style:family="text">
      <style:text-properties officeooo:rsid="0027f5b1"/>
    </style:style>
    <style:style style:name="T5" style:family="text">
      <style:text-properties officeooo:rsid="00280937"/>
    </style:style>
    <style:style style:name="T6" style:family="text">
      <style:text-properties fo:font-variant="normal" fo:text-transform="none" fo:color="#050517" style:font-name="serif" fo:font-size="10.5500001907349pt" fo:letter-spacing="normal" fo:font-style="normal" fo:font-weight="normal"/>
    </style:style>
    <style:style style:name="T7" style:family="text">
      <style:text-properties fo:font-variant="normal" fo:text-transform="none" fo:color="#050517" fo:font-size="10.5500001907349pt" fo:letter-spacing="normal" fo:font-style="normal" fo:font-weight="normal"/>
    </style:style>
    <style:style style:name="T8" style:family="text">
      <style:text-properties fo:font-variant="normal" fo:text-transform="none" fo:color="#050517" fo:letter-spacing="normal"/>
    </style:style>
    <style:style style:name="T9" style:family="text">
      <style:text-properties officeooo:rsid="002b0a93"/>
    </style:style>
    <style:style style:name="Sect1" style:family="section">
      <style:section-properties text:dont-balance-text-columns="false" style:editable="false">
        <style:columns fo:column-count="2">
          <style:column style:rel-width="4118*" fo:start-indent="0in" fo:end-indent="0.1in"/>
          <style:column style:rel-width="5854*" fo:start-indent="0.1in" fo:end-indent="0in"/>
        </style:columns>
      </style:section-properties>
    </style:style>
    <style:style style:name="Sect2" style:family="section">
      <style:section-properties text:dont-balance-text-columns="false" style:editable="false">
        <style:columns fo:column-count="2" fo:column-gap="0.2in">
          <style:column style:rel-width="5414*" fo:start-indent="0in" fo:end-indent="0.1in"/>
          <style:column style:rel-width="5414*" fo:start-indent="0.1in" fo:end-indent="0in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5" text:outline-level="3"><text:span text:style-name="T9">Day 9 – Loops Continued!</text:span></text:h>
      <text:h text:style-name="P16" text:outline-level="3"><text:span text:style-name="T3">The Euclidean Algorithm</text:span></text:h>
      <text:p text:style-name="P22"><text:span text:style-name="T6">The greatest common divisor (GCD) of two positive integers </text:span><text:span text:style-name="Source_20_Text"><text:span text:style-name="T7">a </text:span></text:span><text:span text:style-name="T6">and </text:span><text:span text:style-name="Source_20_Text"><text:span text:style-name="T7">b </text:span></text:span><text:span text:style-name="T6">is the largest integer that evenly divides both </text:span><text:span text:style-name="Source_20_Text"><text:span text:style-name="T7">a </text:span></text:span><text:span text:style-name="T6">and </text:span><text:span text:style-name="Source_20_Text"><text:span text:style-name="T7">b</text:span></text:span></text:p>
      <text:p text:style-name="P1"/>
      <text:p text:style-name="P1">Find the gcd of 42 and 30:</text:p>
      <text:p text:style-name="P1"/>
      <table:table table:name="Table1" table:style-name="Table1" table:template-name="Default Style">
        <table:table-column table:style-name="Table1.A"/>
        <table:table-column table:style-name="Table1.B"/>
        <table:table-column table:style-name="Table1.C"/>
        <table:table-row table:style-name="TableLine94260635294704">
          <table:table-cell table:style-name="Table1.A1" office:value-type="string">
            <text:p text:style-name="P12">a</text:p>
          </table:table-cell>
          <table:table-cell table:style-name="Table1.A1" office:value-type="string">
            <text:p text:style-name="P12">b</text:p>
          </table:table-cell>
          <table:table-cell table:style-name="Table1.C1" office:value-type="string">
            <text:p text:style-name="P12">remainder</text:p>
          </table:table-cell>
        </table:table-row>
        <table:table-row table:style-name="TableLine94260635355536">
          <table:table-cell table:style-name="Table1.A2" office:value-type="string">
            <text:p text:style-name="P11">42</text:p>
          </table:table-cell>
          <table:table-cell table:style-name="Table1.A2" office:value-type="string">
            <text:p text:style-name="P11">30</text:p>
          </table:table-cell>
          <table:table-cell table:style-name="Table1.C2" office:value-type="string">
            <text:p text:style-name="P13"/>
          </table:table-cell>
        </table:table-row>
        <table:table-row table:style-name="TableLine94260635357280"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C2" office:value-type="string">
            <text:p text:style-name="P13"/>
          </table:table-cell>
        </table:table-row>
        <table:table-row table:style-name="TableLine94260635357744"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C2" office:value-type="string">
            <text:p text:style-name="P13"/>
          </table:table-cell>
        </table:table-row>
      </table:table>
      <text:p text:style-name="P1"/>
      <text:p text:style-name="P1"><text:span text:style-name="T4">P</text:span>seudocode:</text:p>
      <text:p text:style-name="P2">//euclidean algorithm</text:p>
      <text:p text:style-name="P2"/>
      <text:p text:style-name="P3">while ( <text:s text:c="38"/>){</text:p>
      <text:p text:style-name="P2"/>
      <text:p text:style-name="P2"><text:tab/></text:p>
      <text:p text:style-name="P2"><text:tab/></text:p>
      <text:p text:style-name="P2"><text:tab/></text:p>
      <text:p text:style-name="P2"/>
      <text:p text:style-name="P2">}</text:p>
      <text:p text:style-name="P2"/>
      <text:p text:style-name="P2">//print gcd</text:p>
      <text:p text:style-name="P2"/>
      <text:p text:style-name="P4">cout &lt;&lt; <text:s text:c="13"/>&lt;&lt; “is the GCD!” &lt;&lt; endl;</text:p>
      <text:section text:style-name="Sect2" text:name="Section2">
        <text:h text:style-name="Heading_20_3" text:outline-level="3"><text:span text:style-name="T3"/></text:h>
        <text:h text:style-name="Heading_20_3" text:outline-level="3"><text:span text:style-name="T3">Interest!</text:span></text:h>
        <text:p text:style-name="P7">double T;</text:p>
        <text:p text:style-name="P7">T = 0.0; // Before year 1</text:p>
        <text:p text:style-name="P7">T = (T + 100.0)*(1.0 + r/100.0); // After year 1</text:p>
        <text:p text:style-name="P7">T = (T + 100.0)*(1.0 + r/100.0); // After year 2</text:p>
        <text:p text:style-name="P7">T = (T + 100.0)*(1.0 + r/100.0); // After year 3</text:p>
        <text:p text:style-name="P7">T = (T + 100.0)*(1.0 + r/100.0); // After year 4</text:p>
        <text:p text:style-name="P7">T = (T + 100.0)*(1.0 + r/100.0); // After year 5</text:p>
        <text:p text:style-name="P7">T = (T + 100.0)*(1.0 + r/100.0); // After year 6</text:p>
        <text:p text:style-name="P7">T = (T + 100.0)*(1.0 + r/100.0); // After year 7</text:p>
        <text:p text:style-name="P7">T = (T + 100.0)*(1.0 + r/100.0); // After year 8</text:p>
        <text:p text:style-name="P7">T = (T + 100.0)*(1.0 + r/100.0); // After year 9</text:p>
        <text:p text:style-name="P7">T = (T + 100.0)*(1.0 + r/100.0); // After year 10</text:p>
        <text:p text:style-name="P7"/>
        <text:p text:style-name="P7"/>
        <text:p text:style-name="P7"/>
        <text:p text:style-name="P7"/>
        <text:p text:style-name="P19"><text:span text:style-name="T5">Sketch of </text:span>code:</text:p>
        <text:p text:style-name="P4"/>
        <text:p text:style-name="P4"/>
        <text:p text:style-name="P23"/>
        <text:p text:style-name="P4"/>
        <text:p text:style-name="P23"/>
        <text:p text:style-name="P4"/>
        <text:p text:style-name="P4"/>
        <text:p text:style-name="P4"><text:s text:c="2"/></text:p>
        <text:p text:style-name="P4"><text:s text:c="2"/></text:p>
        <text:p text:style-name="P4"/>
        <text:p text:style-name="P23"/>
        <text:p text:style-name="P27"/>
      </text:section>
      <text:p text:style-name="P8"><text:soft-page-break/></text:p>
      <text:section text:style-name="Sect1" text:name="Section1">
        <text:h text:style-name="P14" text:outline-level="3"><text:span text:style-name="T2">S</text:span>imple Calculator: + -</text:h>
        <text:p text:style-name="P9"/>
        <text:p text:style-name="P9">2 + 1 – 5 <text:s/>+ 3 – 1 = </text:p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10"/>
        <text:p text:style-name="P10"/>
        <text:p text:style-name="P10"/>
        <text:p text:style-name="P20">Sketch of Code</text:p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5"/>
        <text:p text:style-name="P5"/>
        <text:p text:style-name="P5"/>
        <text:p text:style-name="P10"><text:tab/></text:p>
        <text:p text:style-name="P10"><text:tab/></text:p>
        <text:p text:style-name="P9"/>
        <text:p text:style-name="P9"/>
        <text:p text:style-name="P9"/>
        <text:p text:style-name="P9"/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erif" svg:font-family="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8.5in" fo:page-height="11in" style:num-format="1" style:print-orientation="portrait" fo:margin-top="0.4902in" fo:margin-bottom="0.4902in" fo:margin-left="0.4902in" fo:margin-right="0.4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07T10:39:22.288652909</meta:creation-date>
    <dc:date>2022-09-08T12:56:21.268217356</dc:date>
    <meta:editing-duration>PT4H40M55S</meta:editing-duration>
    <meta:editing-cycles>10</meta:editing-cycles>
    <meta:generator>LibreOffice/6.4.7.2$Linux_X86_64 LibreOffice_project/40$Build-2</meta:generator>
    <meta:document-statistic meta:table-count="1" meta:image-count="0" meta:object-count="0" meta:page-count="2" meta:paragraph-count="39" meta:word-count="197" meta:character-count="953" meta:non-whitespace-character-count="723"/>
  </office:meta>
</office:document-meta>
</file>